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ampt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741">
            <text:p>741</text:p>
          </table:table-cell>
          <table:table-cell table:style-name="ce22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534">
            <text:p>534</text:p>
          </table:table-cell>
          <table:table-cell table:style-name="ce23" office:value-type="float" office:value="76">
            <text:p>7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696">
            <text:p>696</text:p>
          </table:table-cell>
          <table:table-cell table:style-name="ce22" office:value-type="float" office:value="51">
            <text:p>5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77">
            <text:p>77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698">
            <text:p>2,698</text:p>
          </table:table-cell>
          <table:table-cell table:style-name="ce22" office:value-type="float" office:value="236">
            <text:p>23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6">
            <text:p>2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167">
            <text:p>167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2">
            <text:p>422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54">
            <text:p>154</text:p>
          </table:table-cell>
          <table:table-cell table:style-name="ce22" office:value-type="float" office:value="49">
            <text:p>49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920">
            <text:p>1920</text:p>
          </table:table-cell>
          <table:table-cell table:style-name="ce22" office:value-type="float" office:value="108">
            <text:p>10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246">
            <text:p>2246</text:p>
          </table:table-cell>
          <table:table-cell table:style-name="ce22" office:value-type="float" office:value="796">
            <text:p>79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944">
            <text:p>4944</text:p>
          </table:table-cell>
          <table:table-cell table:style-name="ce22" office:value-type="float" office:value="1032">
            <text:p>103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